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898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5.048cm"/>
    </style:style>
    <style:style style:name="co6" style:family="table-column">
      <style:table-column-properties fo:break-before="auto" style:column-width="18.09cm"/>
    </style:style>
    <style:style style:name="co7" style:family="table-column">
      <style:table-column-properties fo:break-before="auto" style:column-width="1.801cm"/>
    </style:style>
    <style:style style:name="co8" style:family="table-column">
      <style:table-column-properties fo:break-before="auto" style:column-width="4.062cm"/>
    </style:style>
    <style:style style:name="co9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01c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Excel_20_Built-in_20_Normal">
      <style:text-properties fo:font-weight="bold" style:font-weight-asian="bold" style:font-weight-complex="bold"/>
    </style:style>
    <style:style style:name="ce2" style:family="table-cell" style:parent-style-name="Excel_20_Built-in_20_Normal">
      <style:text-properties fo:font-weight="normal" style:font-weight-asian="normal" style:font-weight-complex="normal"/>
    </style:style>
    <style:style style:name="ce3" style:family="table-cell" style:parent-style-name="Excel_20_Built-in_20_Normal">
      <style:text-properties style:text-underline-style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1016" table:default-cell-style-name="Excel_20_Built-in_20_Normal"/>
        <table:table-row table:style-name="ro1">
          <table:table-cell office:value-type="string">
            <text:p>Número Pedido: 29</text:p>
          </table:table-cell>
          <table:table-cell/>
          <table:table-cell office:value-type="string">
            <text:p>Fecha Pedido: 16/11/2017</text:p>
          </table:table-cell>
          <table:table-cell/>
          <table:table-cell office:value-type="string">
            <text:p>Placa: CL-821211</text:p>
          </table:table-cell>
          <table:table-cell office:value-type="string">
            <text:p>Vehículo: Hyundai 2004-Porter</text:p>
          </table:table-cell>
          <table:table-cell table:number-columns-repeated="1018"/>
        </table:table-row>
        <table:table-row table:style-name="ro1">
          <table:table-cell office:value-type="string">
            <text:p>Código</text:p>
          </table:table-cell>
          <table:table-cell office:value-type="string">
            <text:p>Lote</text:p>
          </table:table-cell>
          <table:table-cell office:value-type="string">
            <text:p>Descripción</text:p>
          </table:table-cell>
          <table:table-cell office:value-type="string">
            <text:p>Bultos</text:p>
          </table:table-cell>
          <table:table-cell office:value-type="string">
            <text:p>Ubicación</text:p>
          </table:table-cell>
          <table:table-cell office:value-type="string">
            <text:p>Pedido</text:p>
          </table:table-cell>
          <table:table-cell office:value-type="string">
            <text:p>Alistado</text:p>
          </table:table-cell>
          <table:table-cell office:value-type="string">
            <text:p>UnidadMedida</text:p>
          </table:table-cell>
          <table:table-cell table:number-columns-repeated="1016"/>
        </table:table-row>
        <table:table-row table:style-name="ro1">
          <table:table-cell office:value-type="string">
            <text:p>1002</text:p>
          </table:table-cell>
          <table:table-cell office:value-type="string">
            <text:p>071117</text:p>
          </table:table-cell>
          <table:table-cell office:value-type="string">
            <text:p>HARINA PARA PIZZA</text:p>
          </table:table-cell>
          <table:table-cell office:value-type="float" office:value="8">
            <text:p>8</text:p>
          </table:table-cell>
          <table:table-cell office:value-type="string">
            <text:p>CAM-PAR-022-000-000-000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1002-Kilogramo</text:p>
          </table:table-cell>
          <table:table-cell table:number-columns-repeated="1016"/>
        </table:table-row>
        <table:table-row table:style-name="ro1">
          <table:table-cell office:value-type="string">
            <text:p>1003</text:p>
          </table:table-cell>
          <table:table-cell office:value-type="string">
            <text:p>13102017</text:p>
          </table:table-cell>
          <table:table-cell office:value-type="string">
            <text:p>ACEITE RBD</text:p>
          </table:table-cell>
          <table:table-cell office:value-type="float" office:value="1">
            <text:p>1</text:p>
          </table:table-cell>
          <table:table-cell office:value-type="string">
            <text:p>CAM-PAR-022-000-000-000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1003-Litro</text:p>
          </table:table-cell>
          <table:table-cell table:number-columns-repeated="1016"/>
        </table:table-row>
        <table:table-row table:style-name="ro1">
          <table:table-cell office:value-type="string">
            <text:p>1012</text:p>
          </table:table-cell>
          <table:table-cell office:value-type="string">
            <text:p>140717</text:p>
          </table:table-cell>
          <table:table-cell office:value-type="string">
            <text:p>PASTA CON ESPECIAS</text:p>
          </table:table-cell>
          <table:table-cell office:value-type="float" office:value="1">
            <text:p>1</text:p>
          </table:table-cell>
          <table:table-cell office:value-type="string">
            <text:p>CAM-PAR-022-000-000-000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1012-Kilogramo</text:p>
          </table:table-cell>
          <table:table-cell table:number-columns-repeated="1016"/>
        </table:table-row>
        <table:table-row table:style-name="ro1">
          <table:table-cell office:value-type="string">
            <text:p>12002</text:p>
          </table:table-cell>
          <table:table-cell office:value-type="string">
            <text:p>BS-218824</text:p>
          </table:table-cell>
          <table:table-cell office:value-type="string">
            <text:p>ESPECIE PARA SPAGUETTI</text:p>
          </table:table-cell>
          <table:table-cell office:value-type="float" office:value="6">
            <text:p>6</text:p>
          </table:table-cell>
          <table:table-cell office:value-type="string">
            <text:p>CAM-PAR-022-000-000-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12002-Kilogramo</text:p>
          </table:table-cell>
          <table:table-cell table:number-columns-repeated="1016"/>
        </table:table-row>
        <table:table-row table:style-name="ro1">
          <table:table-cell office:value-type="string">
            <text:p>13023</text:p>
          </table:table-cell>
          <table:table-cell office:value-type="string">
            <text:p>GA0703</text:p>
          </table:table-cell>
          <table:table-cell office:value-type="string">
            <text:p>TOALLA POP UP CAJA</text:p>
          </table:table-cell>
          <table:table-cell office:value-type="float" office:value="1">
            <text:p>1</text:p>
          </table:table-cell>
          <table:table-cell office:value-type="string">
            <text:p>CAM-PAR-022-000-000-000</text:p>
          </table:table-cell>
          <table:table-cell table:number-columns-repeated="2" office:value-type="float" office:value="36">
            <text:p>36</text:p>
          </table:table-cell>
          <table:table-cell office:value-type="string">
            <text:p>13023-Paquete</text:p>
          </table:table-cell>
          <table:table-cell table:number-columns-repeated="1016"/>
        </table:table-row>
        <table:table-row table:style-name="ro1">
          <table:table-cell office:value-type="string">
            <text:p>15105</text:p>
          </table:table-cell>
          <table:table-cell office:value-type="string">
            <text:p>31284</text:p>
          </table:table-cell>
          <table:table-cell office:value-type="string">
            <text:p>TE BLANCO VALI 2 L</text:p>
          </table:table-cell>
          <table:table-cell office:value-type="float" office:value="1">
            <text:p>1</text:p>
          </table:table-cell>
          <table:table-cell office:value-type="string">
            <text:p>CAM-PAR-022-000-000-00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15105-Botella</text:p>
          </table:table-cell>
          <table:table-cell table:number-columns-repeated="1016"/>
        </table:table-row>
        <table:table-row table:style-name="ro1">
          <table:table-cell office:value-type="string">
            <text:p>16013</text:p>
          </table:table-cell>
          <table:table-cell office:value-type="string">
            <text:p>6PTG50140</text:p>
          </table:table-cell>
          <table:table-cell office:value-type="string">
            <text:p>FACTURA EXPRESS 3"</text:p>
          </table:table-cell>
          <table:table-cell office:value-type="float" office:value="3">
            <text:p>3</text:p>
          </table:table-cell>
          <table:table-cell office:value-type="string">
            <text:p>CAM-PAR-022-000-000-00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16013-Rollo</text:p>
          </table:table-cell>
          <table:table-cell table:number-columns-repeated="1016"/>
        </table:table-row>
        <table:table-row table:style-name="ro1">
          <table:table-cell office:value-type="string">
            <text:p>19019</text:p>
          </table:table-cell>
          <table:table-cell office:value-type="string">
            <text:p>0470705</text:p>
          </table:table-cell>
          <table:table-cell office:value-type="string">
            <text:p>CHILE SECO EN SOBRES</text:p>
          </table:table-cell>
          <table:table-cell office:value-type="float" office:value="1">
            <text:p>1</text:p>
          </table:table-cell>
          <table:table-cell office:value-type="string">
            <text:p>CAM-PAR-022-000-000-000</text:p>
          </table:table-cell>
          <table:table-cell table:number-columns-repeated="2" office:value-type="float" office:value="750">
            <text:p>750</text:p>
          </table:table-cell>
          <table:table-cell office:value-type="string">
            <text:p>19019-Bolsita</text:p>
          </table:table-cell>
          <table:table-cell table:number-columns-repeated="1016"/>
        </table:table-row>
        <table:table-row table:style-name="ro1">
          <table:table-cell office:value-type="string">
            <text:p>19020</text:p>
          </table:table-cell>
          <table:table-cell office:value-type="string">
            <text:p>307055</text:p>
          </table:table-cell>
          <table:table-cell office:value-type="string">
            <text:p>QUESO PARMESANO EN SOBRES</text:p>
          </table:table-cell>
          <table:table-cell office:value-type="float" office:value="1">
            <text:p>1</text:p>
          </table:table-cell>
          <table:table-cell office:value-type="string">
            <text:p>CAM-PAR-022-000-000-000</text:p>
          </table:table-cell>
          <table:table-cell table:number-columns-repeated="2" office:value-type="float" office:value="750">
            <text:p>750</text:p>
          </table:table-cell>
          <table:table-cell office:value-type="string">
            <text:p>19020-BolsitaE.BELEN</text:p>
          </table:table-cell>
          <table:table-cell table:number-columns-repeated="1016"/>
        </table:table-row>
        <table:table-row table:style-name="ro1">
          <table:table-cell office:value-type="string">
            <text:p>4009</text:p>
          </table:table-cell>
          <table:table-cell office:value-type="string">
            <text:p>1195135</text:p>
          </table:table-cell>
          <table:table-cell office:value-type="string">
            <text:p>CONTENEDOR DE 3.5 OZ</text:p>
          </table:table-cell>
          <table:table-cell office:value-type="float" office:value="2">
            <text:p>2</text:p>
          </table:table-cell>
          <table:table-cell office:value-type="string">
            <text:p>CAM-PAR-022-000-000-000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4009-Contenedor</text:p>
          </table:table-cell>
          <table:table-cell table:number-columns-repeated="1016"/>
        </table:table-row>
        <table:table-row table:style-name="ro1">
          <table:table-cell office:value-type="string">
            <text:p>6110</text:p>
          </table:table-cell>
          <table:table-cell office:value-type="string">
            <text:p>26102017</text:p>
          </table:table-cell>
          <table:table-cell office:value-type="string">
            <text:p>SIFON DE CERVEZA DRAFT 20 L</text:p>
          </table:table-cell>
          <table:table-cell office:value-type="float" office:value="1">
            <text:p>1</text:p>
          </table:table-cell>
          <table:table-cell office:value-type="string">
            <text:p>CAM-PAR-022-000-000-000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6110-litro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Unidad Medida: <text:span text:style-name="T1">Listo</text:span></text:p>
          </table:table-cell>
          <table:table-cell office:value-type="string">
            <text:p>No necesario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>
            <text:p>No requeridos</text:p>
          </table:table-cell>
          <table:table-cell table:style-name="ce1" office:value-type="string">
            <text:p>Datos requeridos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Ubicación</text:p>
          </table:table-cell>
          <table:table-cell office:value-type="string">
            <text:p>Costo del Producto y Total y SubTota <text:s/></text:p>
          </table:table-cell>
          <table:table-cell table:style-name="ce1" office:value-type="string">
            <text:p>List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**Esperar confirmación </text:p>
          </table:table-cell>
          <table:table-cell office:value-type="string">
            <text:p>**Pedido</text:p>
          </table:table-cell>
          <table:table-cell office:value-type="string">
            <text:p>Destino / Nombre de la tienda a donde va el pedido</text:p>
          </table:table-cell>
          <table:table-cell table:style-name="ce1" office:value-type="string">
            <text:p>List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**Alistado</text:p>
          </table:table-cell>
          <table:table-cell office:value-type="string">
            <text:p>Numero Pedido: 29 TRACEID Referencia </text:p>
          </table:table-cell>
          <table:table-cell table:style-name="ce1" office:value-type="string">
            <text:p>List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**UnidadMedida</text:p>
          </table:table-cell>
          <table:table-cell table:style-name="ce2" office:value-type="string">
            <text:p>Mostrar a que SSCC está relacionado</text:p>
          </table:table-cell>
          <table:table-cell table:style-name="ce1" office:value-type="string">
            <text:p>Listo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office:value-type="string">
            <text:p>Mostrar ID ERP PEDIDO</text:p>
          </table:table-cell>
          <table:table-cell office:value-type="string">
            <text:p>List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Unidad Medida Alistos: </text:p>
          </table:table-cell>
          <table:table-cell table:style-name="ce1" office:value-type="string">
            <text:p>Listo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office:value-type="string">
            <text:p>Listado </text:p>
          </table:table-cell>
          <table:table-cell table:style-name="ce1" office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 office:value-type="string">
            <text:p>Agrupar por ubicación de alist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>
            <text:p>Se requiere el formato generado permita entrar en una hoja y si es más de una hora mantener el encabezado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http://localhost:23583/Reportes/wf_DespachosPorPedido.aspx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CR">
      <number:number number:min-integer-digits="1"/>
    </number:number-style>
    <number:number-style style:name="N8107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8107" number:language="es" number:country="CR">
      <number:text>(₡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8108" number:language="es" number:country="CR">
      <style:text-properties fo:color="#ff0000"/>
      <number:text>(₡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8110" number:language="es" number:country="CR">
      <number:text>(₡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8111" number:language="es" number:country="CR">
      <style:text-properties fo:color="#ff0000"/>
      <number:text>(₡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R">
      <number:day number:style="long"/>
      <number:text>-</number:text>
      <number:month number:textual="true"/>
    </number:date-style>
    <number:date-style style:name="N8114" number:language="es" number:country="CR">
      <number:month number:textual="true"/>
      <number:text>-</number:text>
      <number:year/>
    </number:date-style>
    <number:date-style style:name="N8115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R">
      <number:number number:decimal-places="0" number:min-integer-digits="1" number:grouping="true"/>
      <number:text> </number:text>
    </number:number-style>
    <number:number-style style:name="N8117" number:language="es" number:country="CR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R">
      <number:number number:decimal-places="0" number:min-integer-digits="1" number:grouping="true"/>
      <number:text> </number:text>
    </number:number-style>
    <number:number-style style:name="N8118" number:language="es" number:country="C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R">
      <number:number number:decimal-places="2" number:min-integer-digits="1" number:grouping="true"/>
      <number:text> </number:text>
    </number:number-style>
    <number:number-style style:name="N8120" number:language="es" number:country="CR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R">
      <number:number number:decimal-places="2" number:min-integer-digits="1" number:grouping="true"/>
      <number:text> </number:text>
    </number:number-style>
    <number:number-style style:name="N8121" number:language="es" number:country="C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R">
      <number:number number:decimal-places="0" number:min-integer-digits="1" number:grouping="true"/>
      <number:text> </number:text>
    </number:number-style>
    <number:number-style style:name="N8124P1" style:volatile="true" number:language="es" number:country="CR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R">
      <number:text> - </number:text>
    </number:number-style>
    <number:text-style style:name="N8124" number:language="es" number:country="CR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CR">
      <number:text> ₡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CR">
      <number:text> ₡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CR">
      <number:text> ₡- </number:text>
    </number:number-style>
    <number:text-style style:name="N8128" number:language="es" number:country="CR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CR">
      <number:number number:decimal-places="2" number:min-integer-digits="1" number:grouping="true"/>
      <number:text> </number:text>
    </number:number-style>
    <number:number-style style:name="N8131P1" style:volatile="true" number:language="es" number:country="CR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CR">
      <number:text> -</number:text>
      <number:number number:decimal-places="0" number:min-integer-digits="0"/>
      <number:text> </number:text>
    </number:number-style>
    <number:text-style style:name="N8131" number:language="es" number:country="C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CR">
      <number:text> ₡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CR">
      <number:text> ₡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CR">
      <number:text> ₡-</number:text>
      <number:number number:decimal-places="0" number:min-integer-digits="0"/>
      <number:text> </number:text>
    </number:number-style>
    <number:text-style style:name="N8135" number:language="es" number:country="C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CR">
      <number:minutes number:style="long"/>
      <number:text>:</number:text>
      <number:seconds number:style="long"/>
    </number:time-style>
    <number:time-style style:name="N8137" number:language="es" number:country="C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CR">
      <number:minutes number:style="long"/>
      <number:text>:</number:text>
      <number:seconds number:style="long" number:decimal-places="1"/>
    </number:time-style>
    <number:number-style style:name="N8139" number:language="es" number:country="C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19/11/2017</text:date>, <text:time>16:52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9T16:52:45.94</dc:date>
    <meta:generator>OpenOffice/4.1.3$Win32 OpenOffice.org_project/413m1$Build-9783</meta:generator>
    <meta:editing-duration>PT14H9M39S</meta:editing-duration>
    <meta:editing-cycles>3</meta:editing-cycles>
    <meta:document-statistic meta:table-count="1" meta:cell-count="126" meta:object-count="0"/>
  </office:meta>
</office:document-meta>
</file>